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nsolas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6aa2" officeooo:paragraph-rsid="00116aa2" style:font-size-asian="18pt" style:font-size-complex="18pt"/>
    </style:style>
    <style:style style:name="P2" style:family="paragraph" style:parent-style-name="Standard">
      <style:text-properties fo:font-size="18pt" officeooo:rsid="001546c0" officeooo:paragraph-rsid="001546c0" style:font-size-asian="18pt" style:font-size-complex="18pt"/>
    </style:style>
    <style:style style:name="P3" style:family="paragraph" style:parent-style-name="Standard">
      <style:text-properties fo:font-size="10.5pt" officeooo:rsid="00116aa2" officeooo:paragraph-rsid="00116aa2" style:font-size-asian="10.5pt" style:font-size-complex="10.5pt"/>
    </style:style>
    <style:style style:name="P4" style:family="paragraph" style:parent-style-name="Standard">
      <style:text-properties fo:font-size="10.5pt" officeooo:rsid="00116aa2" officeooo:paragraph-rsid="001349f5" style:font-size-asian="10.5pt" style:font-size-complex="10.5pt"/>
    </style:style>
    <style:style style:name="P5" style:family="paragraph" style:parent-style-name="Standard">
      <style:text-properties fo:font-size="10.5pt" officeooo:rsid="001349f5" officeooo:paragraph-rsid="001349f5" style:font-size-asian="10.5pt" style:font-size-complex="10.5pt"/>
    </style:style>
    <style:style style:name="P6" style:family="paragraph" style:parent-style-name="Standard">
      <style:text-properties fo:font-size="10.5pt" officeooo:rsid="0013afe6" officeooo:paragraph-rsid="00153065" style:font-size-asian="10.5pt" style:font-size-complex="10.5pt"/>
    </style:style>
    <style:style style:name="P7" style:family="paragraph" style:parent-style-name="Standard">
      <style:text-properties fo:font-size="10.5pt" officeooo:rsid="00153065" officeooo:paragraph-rsid="00153065" style:font-size-asian="10.5pt" style:font-size-complex="10.5pt"/>
    </style:style>
    <style:style style:name="P8" style:family="paragraph" style:parent-style-name="Standard">
      <style:text-properties fo:font-size="10.5pt" officeooo:rsid="001546c0" officeooo:paragraph-rsid="001546c0" style:font-size-asian="10.5pt" style:font-size-complex="10.5pt"/>
    </style:style>
    <style:style style:name="P9" style:family="paragraph" style:parent-style-name="Standard">
      <style:text-properties fo:font-size="15pt" officeooo:rsid="00116aa2" officeooo:paragraph-rsid="00116aa2" style:font-size-asian="15pt" style:font-size-complex="15pt"/>
    </style:style>
    <style:style style:name="P10" style:family="paragraph" style:parent-style-name="Standard">
      <style:text-properties fo:font-size="15pt" officeooo:rsid="001349f5" officeooo:paragraph-rsid="001349f5" style:font-size-asian="15pt" style:font-size-complex="15pt"/>
    </style:style>
    <style:style style:name="P11" style:family="paragraph" style:parent-style-name="Standard">
      <style:text-properties fo:font-size="15pt" officeooo:rsid="00153065" officeooo:paragraph-rsid="00153065" style:font-size-asian="15pt" style:font-size-complex="15pt"/>
    </style:style>
    <style:style style:name="P12" style:family="paragraph" style:parent-style-name="Standard">
      <style:text-properties fo:font-size="15pt" officeooo:rsid="001546c0" officeooo:paragraph-rsid="001546c0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349f5"/>
    </style:style>
    <style:style style:name="T4" style:family="text">
      <style:text-properties officeooo:rsid="00153065"/>
    </style:style>
    <style:style style:name="T5" style:family="text">
      <style:text-properties officeooo:rsid="00154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 Algo</text:p>
      <text:p text:style-name="P1"/>
      <text:p text:style-name="P2">Aho Corasick</text:p>
      <text:p text:style-name="P3">/*</text:p>
      <text:p text:style-name="P3">A string is a finite sequence of symbols that are chosen from an alphabet. In this problem you are given a string T and n queries each with a string Pi, where the strings contain lower case English alphabets only. You have to find the number of times Pi occurs as a substring of T.</text:p>
      <text:p text:style-name="P3">Input</text:p>
      <text:p text:style-name="P3">Input starts with an integer T (≤ 10), denoting the number of test cases.</text:p>
      <text:p text:style-name="P3">Each case starts with a line containing an integer n (1 ≤ n ≤ 500). The next line contains the string T (1 ≤ |T| ≤ 106). Each of the next n lines contains a string Pi (1 ≤ |Pi| ≤ 500).</text:p>
      <text:p text:style-name="P3">Output</text:p>
      <text:p text:style-name="P3">For each case, print the case number in a single line first. Then for each string Pi, report the number of times it occurs as a substring of T in a single line.</text:p>
      <text:p text:style-name="P3">Input:</text:p>
      <text:p text:style-name="P3">2</text:p>
      <text:p text:style-name="P3">5</text:p>
      <text:p text:style-name="P3">ababacbabc</text:p>
      <text:p text:style-name="P3">aba</text:p>
      <text:p text:style-name="P3">ba</text:p>
      <text:p text:style-name="P3">ac</text:p>
      <text:p text:style-name="P3">a</text:p>
      <text:p text:style-name="P3">abc</text:p>
      <text:p text:style-name="P3">3</text:p>
      <text:p text:style-name="P3">lightoj</text:p>
      <text:p text:style-name="P3">oj</text:p>
      <text:p text:style-name="P3">light</text:p>
      <text:p text:style-name="P3">lit</text:p>
      <text:p text:style-name="P3">Output:</text:p>
      <text:p text:style-name="P3">Case 1:</text:p>
      <text:p text:style-name="P3">2</text:p>
      <text:p text:style-name="P3">3</text:p>
      <text:p text:style-name="P3">1</text:p>
      <text:p text:style-name="P3">4</text:p>
      <text:p text:style-name="P3">1</text:p>
      <text:p text:style-name="P3">Case 2:</text:p>
      <text:p text:style-name="P3">1</text:p>
      <text:p text:style-name="P3">1</text:p>
      <text:p text:style-name="P3">0</text:p>
      <text:p text:style-name="P3">*/</text:p>
      <text:p text:style-name="P3">#include&lt;bits/stdc++.h&gt;</text:p>
      <text:p text:style-name="P3">using namespace std;</text:p>
      <text:p text:style-name="P3">#define mx 1000000//Number of charter of main string</text:p>
      <text:p text:style-name="P3">#define mx1 250000// Number off character of total charcater</text:p>
      <text:p text:style-name="P3">#define mx2 500// Number of pattern and number of ch of each pattern</text:p>
      <text:p text:style-name="P3">struct node</text:p>
      <text:p text:style-name="P3">{</text:p>
      <text:p text:style-name="P3"><text:s text:c="4"/>int link[27];</text:p>
      <text:p text:style-name="P3"><text:s text:c="4"/>node()</text:p>
      <text:p text:style-name="P3"><text:s text:c="4"/>{</text:p>
      <text:p text:style-name="P3"><text:s text:c="8"/>memset(link,-1,sizeof link);</text:p>
      <text:p text:style-name="P3"><text:s text:c="4"/>}</text:p>
      <text:p text:style-name="P3">};</text:p>
      <text:p text:style-name="P3">node a[mx1+4];</text:p>
      <text:p text:style-name="P3">char s[mx+4];</text:p>
      <text:p text:style-name="P3">char ch[mx2+4];</text:p>
      <text:p text:style-name="P3">int suffix[mx1+4];</text:p>
      <text:p text:style-name="P3">int val[mx1+4];</text:p>
      <text:p text:style-name="P3">int path[mx1+4];</text:p>
      <text:p text:style-name="P3">int en[mx2+4];</text:p>
      <text:p text:style-name="P3">int num;</text:p>
      <text:p text:style-name="P3">int koto=0;</text:p>
      <text:p text:style-name="P3">void init()</text:p>
      <text:p text:style-name="P3">{</text:p>
      <text:p text:style-name="P3"><text:s text:c="4"/>memset(a,-1,sizeof a);</text:p>
      <text:p text:style-name="P3"><text:s text:c="4"/>memset(suffix,0,sizeof suffix);</text:p>
      <text:p text:style-name="P3"><text:s text:c="4"/>memset(val,0,sizeof val);</text:p>
      <text:p text:style-name="P3"><text:s text:c="4"/>memset(path,0,sizeof path);</text:p>
      <text:p text:style-name="P3"><text:s text:c="4"/>num=0;</text:p>
      <text:p text:style-name="P3"><text:s text:c="4"/>koto=0;</text:p>
      <text:p text:style-name="P3"/>
      <text:p text:style-name="P3">}</text:p>
      <text:p text:style-name="P3">void maketrie(int j,int l)</text:p>
      <text:p text:style-name="P3">{</text:p>
      <text:p text:style-name="P3"><text:s text:c="4"/>int cur=0;</text:p>
      <text:p text:style-name="P3"><text:s text:c="4"/>for(int i=1; i&lt;=l; i++)</text:p>
      <text:p text:style-name="P3"><text:s text:c="4"/>{</text:p>
      <text:p text:style-name="P3"/>
      <text:p text:style-name="P3"><text:s text:c="8"/>int x=ch[i]-96;</text:p>
      <text:p text:style-name="P3"><text:s text:c="8"/>if(a[cur].link[x]==-1)</text:p>
      <text:p text:style-name="P3"><text:s text:c="8"/>{</text:p>
      <text:p text:style-name="P3"><text:s text:c="12"/>a[cur].link[x]=++num;</text:p>
      <text:p text:style-name="P3"><text:s text:c="8"/>}</text:p>
      <text:p text:style-name="P3"><text:s text:c="8"/>cur=a[cur].link[x];</text:p>
      <text:p text:style-name="P3"><text:s text:c="4"/>}</text:p>
      <text:p text:style-name="P3"><text:s text:c="4"/>en[j]=cur;</text:p>
      <text:p text:style-name="P3"/>
      <text:p text:style-name="P3">}</text:p>
      <text:p text:style-name="P3">void bfs()</text:p>
      <text:p text:style-name="P3">{</text:p>
      <text:p text:style-name="P3"><text:s text:c="4"/>queue&lt;int&gt;q;</text:p>
      <text:p text:style-name="P3"><text:s text:c="4"/>for(int i=1; i&lt;=26; i++)</text:p>
      <text:p text:style-name="P3"><text:s text:c="4"/>{</text:p>
      <text:p text:style-name="P3"><text:s text:c="8"/>if(a[0].link[i]==-1)</text:p>
      <text:p text:style-name="P3"><text:s text:c="8"/>{</text:p>
      <text:p text:style-name="P3"><text:s text:c="12"/>a[0].link[i]=0;</text:p>
      <text:p text:style-name="P3"><text:s text:c="8"/>}</text:p>
      <text:p text:style-name="P3"><text:s text:c="8"/>else</text:p>
      <text:p text:style-name="P3"><text:s text:c="8"/>{</text:p>
      <text:p text:style-name="P3"><text:s text:c="12"/>q.push(a[0].link[i]);</text:p>
      <text:p text:style-name="P3"><text:s text:c="12"/>suffix[a[0].link[i]]=0;</text:p>
      <text:p text:style-name="P3"><text:soft-page-break/><text:s text:c="8"/>}</text:p>
      <text:p text:style-name="P3"><text:s text:c="4"/>}</text:p>
      <text:p text:style-name="P3"><text:s text:c="4"/>while(!q.empty())</text:p>
      <text:p text:style-name="P3"><text:s text:c="4"/>{</text:p>
      <text:p text:style-name="P3"><text:s text:c="8"/>int f=q.front();</text:p>
      <text:p text:style-name="P3"><text:s text:c="8"/>q.pop();</text:p>
      <text:p text:style-name="P3"><text:s text:c="8"/>for(int i=1; i&lt;=26; i++)</text:p>
      <text:p text:style-name="P3"><text:s text:c="8"/>{</text:p>
      <text:p text:style-name="P3"><text:s text:c="12"/>int <text:s/>x=a[f].link[i];</text:p>
      <text:p text:style-name="P3"><text:s text:c="12"/>if(x==-1)</text:p>
      <text:p text:style-name="P3"><text:s text:c="12"/>{</text:p>
      <text:p text:style-name="P3"><text:s text:c="16"/>a[f].link[i]=a[suffix[f]].link[i];</text:p>
      <text:p text:style-name="P3"><text:s text:c="12"/>}</text:p>
      <text:p text:style-name="P3"><text:s text:c="12"/>else</text:p>
      <text:p text:style-name="P3"><text:s text:c="12"/>{</text:p>
      <text:p text:style-name="P3"><text:s text:c="16"/>q.push(x);</text:p>
      <text:p text:style-name="P3"><text:s text:c="16"/>suffix[x]=a[suffix[f]].link[i];</text:p>
      <text:p text:style-name="P3"><text:s text:c="16"/>path[++koto]=x;</text:p>
      <text:p text:style-name="P3"><text:s text:c="12"/>}</text:p>
      <text:p text:style-name="P3"/>
      <text:p text:style-name="P3"><text:s text:c="8"/>}</text:p>
      <text:p text:style-name="P3"><text:s text:c="4"/>}</text:p>
      <text:p text:style-name="P3">}</text:p>
      <text:p text:style-name="P3">void search(int l)</text:p>
      <text:p text:style-name="P3">{</text:p>
      <text:p text:style-name="P3"/>
      <text:p text:style-name="P3"><text:s text:c="4"/>int cur=0;</text:p>
      <text:p text:style-name="P3"><text:s text:c="4"/>for(int i=1; i&lt;=l; i++)</text:p>
      <text:p text:style-name="P3"><text:s text:c="4"/>{</text:p>
      <text:p text:style-name="P3"><text:s text:c="8"/>int x=s[i]-96;</text:p>
      <text:p text:style-name="P3"><text:s text:c="8"/>cur=a[cur].link[x];</text:p>
      <text:p text:style-name="P3"><text:s text:c="8"/>val[cur]++;</text:p>
      <text:p text:style-name="P3"><text:s text:c="4"/>}</text:p>
      <text:p text:style-name="P3"><text:s text:c="4"/>for(int i=koto; i&gt;=1; i--)</text:p>
      <text:p text:style-name="P3"><text:s text:c="4"/>{</text:p>
      <text:p text:style-name="P3"/>
      <text:p text:style-name="P3"><text:s text:c="8"/>val[suffix[path[i]]]+=val[path[i]];</text:p>
      <text:p text:style-name="P3"/>
      <text:p text:style-name="P3"><text:s text:c="4"/>}</text:p>
      <text:p text:style-name="P3">}</text:p>
      <text:p text:style-name="P3">int main()</text:p>
      <text:p text:style-name="P3">{</text:p>
      <text:p text:style-name="P3"/>
      <text:p text:style-name="P3"><text:s text:c="4"/>int tc,cs=0;</text:p>
      <text:p text:style-name="P3"><text:s text:c="4"/>scanf("%d",&amp;tc);</text:p>
      <text:p text:style-name="P3"><text:s text:c="4"/>while(tc--)</text:p>
      <text:p text:style-name="P3"><text:s text:c="4"/>{</text:p>
      <text:p text:style-name="P3"><text:s text:c="8"/>init();</text:p>
      <text:p text:style-name="P3"><text:s text:c="8"/>int n;</text:p>
      <text:p text:style-name="P3"><text:s text:c="8"/>scanf("%d",&amp;n);</text:p>
      <text:p text:style-name="P3"><text:s text:c="8"/>scanf("%s",s+1);</text:p>
      <text:p text:style-name="P3"><text:s text:c="8"/>for(int i=1; i&lt;=n; i++)</text:p>
      <text:p text:style-name="P3"><text:s text:c="8"/>{</text:p>
      <text:p text:style-name="P3"><text:s text:c="12"/>scanf("%s",ch+1);</text:p>
      <text:p text:style-name="P3"><text:s text:c="12"/>int l=strlen(ch+1);</text:p>
      <text:p text:style-name="P3"><text:s text:c="12"/>maketrie(i,l);</text:p>
      <text:p text:style-name="P3"><text:s text:c="8"/>}</text:p>
      <text:p text:style-name="P3"><text:s text:c="8"/>bfs();</text:p>
      <text:p text:style-name="P3"><text:s text:c="8"/>int le=strlen(s+1);</text:p>
      <text:p text:style-name="P3"><text:s text:c="8"/>search(le);</text:p>
      <text:p text:style-name="P3"><text:s text:c="8"/>printf("Case %d:\n",++cs);</text:p>
      <text:p text:style-name="P3"><text:s text:c="8"/>for(int i=1; i&lt;=n; i++)</text:p>
      <text:p text:style-name="P3"><text:s text:c="8"/>{</text:p>
      <text:p text:style-name="P3"><text:s text:c="12"/>printf("%d\n",val[en[i]]);</text:p>
      <text:p text:style-name="P3"><text:s text:c="8"/>}</text:p>
      <text:p text:style-name="P3"/>
      <text:p text:style-name="P3"><text:s text:c="4"/>}</text:p>
      <text:p text:style-name="P3"><text:s text:c="4"/>return 0;</text:p>
      <text:p text:style-name="P3">}</text:p>
      <text:p text:style-name="P3"/>
      <text:p text:style-name="P9"/>
      <text:p text:style-name="P9">String Algo:<text:span text:style-name="T5">Aho NIloy</text:span></text:p>
      <text:p text:style-name="P3"/>
      <text:p text:style-name="P3">#include&lt;bits/stdc++.h&gt;</text:p>
      <text:p text:style-name="P3">#define eps 1e-8</text:p>
      <text:p text:style-name="P3">#define xx first</text:p>
      <text:p text:style-name="P3">#define yy second</text:p>
      <text:p text:style-name="P3">#define LL long long</text:p>
      <text:p text:style-name="P3">#define inf 100000</text:p>
      <text:p text:style-name="P3">#define pb push_back</text:p>
      <text:p text:style-name="P3">#define vsort(v) sort(v.begin(),v.end())</text:p>
      <text:p text:style-name="P3">#define pi acos(-1)</text:p>
      <text:p text:style-name="P3">#define clr(a,b) memset(a,b,sizeof a)</text:p>
      <text:p text:style-name="P3">#define bclr(a) memset(a,false,sizeof a)</text:p>
      <text:p text:style-name="P3">#define pii pair&lt;int,int&gt;</text:p>
      <text:p text:style-name="P3">#define pll pair&lt;LL,LL&gt;</text:p>
      <text:p text:style-name="P3">#define MOD 1000000007</text:p>
      <text:p text:style-name="P3">#define MP make_pair</text:p>
      <text:p text:style-name="P3">#define MX 250005</text:p>
      <text:p text:style-name="P3"/>
      <text:p text:style-name="P3">using namespace std;</text:p>
      <text:p text:style-name="P3"/>
      <text:p text:style-name="P3">const int chr=26;</text:p>
      <text:p text:style-name="P3">struct node</text:p>
      <text:p text:style-name="P3">{</text:p>
      <text:p text:style-name="P3"><text:s text:c="4"/>int next[chr];</text:p>
      <text:p text:style-name="P3"><text:s text:c="4"/>node()</text:p>
      <text:p text:style-name="P3"><text:s text:c="4"/>{</text:p>
      <text:p text:style-name="P3"><text:s text:c="8"/>memset(next,-1,sizeof next);</text:p>
      <text:p text:style-name="P3"><text:s text:c="4"/>}</text:p>
      <text:p text:style-name="P3">};</text:p>
      <text:p text:style-name="P3">node tree[MX];</text:p>
      <text:p text:style-name="P3">int suffix[MX],indx,len,path[MX];</text:p>
      <text:p text:style-name="P3">int val[MX],ed[505];</text:p>
      <text:p text:style-name="P3"/>
      <text:p text:style-name="P3">struct Aho_Corasick</text:p>
      <text:p text:style-name="P3">{</text:p>
      <text:p text:style-name="P3"><text:s text:c="4"/>void init()</text:p>
      <text:p text:style-name="P3"><text:s text:c="4"/>{</text:p>
      <text:p text:style-name="P3"><text:s text:c="8"/>len=0;</text:p>
      <text:p text:style-name="P3"><text:s text:c="8"/>memset(tree,0,sizeof tree);</text:p>
      <text:p text:style-name="P3"><text:soft-page-break/><text:s text:c="8"/>memset(suffix,0,sizeof suffix);</text:p>
      <text:p text:style-name="P3"><text:s text:c="8"/>memset(val,0,sizeof val);</text:p>
      <text:p text:style-name="P3"><text:s text:c="8"/>tree[0]=node();</text:p>
      <text:p text:style-name="P3"><text:s text:c="8"/>indx=0;</text:p>
      <text:p text:style-name="P3"><text:s text:c="4"/>}</text:p>
      <text:p text:style-name="P3"><text:s text:c="4"/>void insert(char *s,int pos)</text:p>
      <text:p text:style-name="P3"><text:s text:c="4"/>{</text:p>
      <text:p text:style-name="P3"><text:s text:c="8"/>int now=0;</text:p>
      <text:p text:style-name="P3"><text:s text:c="8"/>for(int i=0; s[i]!='\0'; i++)</text:p>
      <text:p text:style-name="P3"><text:s text:c="8"/>{</text:p>
      <text:p text:style-name="P3"><text:s text:c="12"/>int id=s[i]-'a';</text:p>
      <text:p text:style-name="P3"><text:s text:c="12"/>if(tree[now].next[id]==-1)</text:p>
      <text:p text:style-name="P3"><text:s text:c="12"/>{</text:p>
      <text:p text:style-name="P3"><text:s text:c="16"/>tree[now].next[id]=++indx;</text:p>
      <text:p text:style-name="P3"><text:s text:c="16"/>tree[indx]=node();</text:p>
      <text:p text:style-name="P3"><text:s text:c="12"/>}</text:p>
      <text:p text:style-name="P3"><text:s text:c="12"/>now=tree[now].next[id];</text:p>
      <text:p text:style-name="P3"><text:s text:c="8"/>}</text:p>
      <text:p text:style-name="P3"><text:s text:c="8"/>ed[pos]=now;</text:p>
      <text:p text:style-name="P3"><text:s text:c="4"/>}</text:p>
      <text:p text:style-name="P3"><text:s text:c="4"/>void reverse_link()</text:p>
      <text:p text:style-name="P3"><text:s text:c="4"/>{</text:p>
      <text:p text:style-name="P3"><text:s text:c="8"/>queue&lt;int&gt;Q;</text:p>
      <text:p text:style-name="P3"><text:s text:c="8"/>for(int i=0; i&lt;chr; i++)</text:p>
      <text:p text:style-name="P3"><text:s text:c="8"/>{</text:p>
      <text:p text:style-name="P3"><text:s text:c="12"/>if(tree[0].next[i]!=-1)</text:p>
      <text:p text:style-name="P3"><text:s text:c="12"/>{</text:p>
      <text:p text:style-name="P3"><text:s text:c="16"/>Q.push(tree[0].next[i]);</text:p>
      <text:p text:style-name="P3"><text:s text:c="12"/>}</text:p>
      <text:p text:style-name="P3"><text:s text:c="12"/>else tree[0].next[i]=0;</text:p>
      <text:p text:style-name="P3"><text:s text:c="8"/>}</text:p>
      <text:p text:style-name="P3"><text:s text:c="8"/>while(!Q.empty())</text:p>
      <text:p text:style-name="P3"><text:s text:c="8"/>{</text:p>
      <text:p text:style-name="P3"><text:s text:c="12"/>int u=Q.front();</text:p>
      <text:p text:style-name="P3"><text:s text:c="12"/>Q.pop();</text:p>
      <text:p text:style-name="P3"><text:s text:c="12"/>for(int i=0; i&lt;chr; i++)</text:p>
      <text:p text:style-name="P3"><text:s text:c="12"/>{</text:p>
      <text:p text:style-name="P3"><text:s text:c="16"/>int v=tree[u].next[i];</text:p>
      <text:p text:style-name="P3"><text:s text:c="16"/>if(v==-1)</text:p>
      <text:p text:style-name="P3"><text:s text:c="16"/>{</text:p>
      <text:p text:style-name="P3"><text:s text:c="20"/>tree[u].next[i]=tree[suffix[u]].next[i];</text:p>
      <text:p text:style-name="P3"><text:s text:c="20"/>continue;</text:p>
      <text:p text:style-name="P3"><text:s text:c="16"/>}</text:p>
      <text:p text:style-name="P3"><text:s text:c="16"/>suffix[v]=tree[suffix[u]].next[i];</text:p>
      <text:p text:style-name="P3"><text:s text:c="16"/>Q.push(v);</text:p>
      <text:p text:style-name="P3"><text:s text:c="16"/>path[len++]=v;</text:p>
      <text:p text:style-name="P3"><text:s text:c="12"/>}</text:p>
      <text:p text:style-name="P3"><text:s text:c="8"/>}</text:p>
      <text:p text:style-name="P3"><text:s text:c="4"/>}</text:p>
      <text:p text:style-name="P3"><text:s text:c="4"/>void search(char *s)</text:p>
      <text:p text:style-name="P3"><text:s text:c="4"/>{</text:p>
      <text:p text:style-name="P3"><text:s text:c="8"/>int now=0;</text:p>
      <text:p text:style-name="P3"><text:s text:c="8"/>for(int i=0; s[i]!='\0'; i++)</text:p>
      <text:p text:style-name="P3"><text:s text:c="8"/>{</text:p>
      <text:p text:style-name="P3"><text:s text:c="12"/>int id=s[i]-'a';</text:p>
      <text:p text:style-name="P3"><text:s text:c="12"/>now=tree[now].next[id];</text:p>
      <text:p text:style-name="P3"><text:s text:c="12"/>val[now]++;</text:p>
      <text:p text:style-name="P3"><text:s text:c="8"/>}</text:p>
      <text:p text:style-name="P3"><text:s text:c="8"/>for(int i=len-1; i&gt;=0; i--)</text:p>
      <text:p text:style-name="P3"><text:s text:c="8"/>{</text:p>
      <text:p text:style-name="P3"><text:s text:c="12"/>val[suffix[path[i]]]+=val[path[i]];</text:p>
      <text:p text:style-name="P3"><text:s text:c="8"/>}</text:p>
      <text:p text:style-name="P3"><text:s text:c="4"/>}</text:p>
      <text:p text:style-name="P3">};</text:p>
      <text:p text:style-name="P3">char s[555];</text:p>
      <text:p text:style-name="P3">char t[1000006];</text:p>
      <text:p text:style-name="P3">int main()</text:p>
      <text:p text:style-name="P3">{</text:p>
      <text:p text:style-name="P3"><text:s text:c="4"/>int test;</text:p>
      <text:p text:style-name="P3"><text:s text:c="4"/>scanf("%d",&amp;test);</text:p>
      <text:p text:style-name="P3"><text:s text:c="4"/>for(int kase=1; kase&lt;=test; kase++)</text:p>
      <text:p text:style-name="P3"><text:s text:c="4"/>{</text:p>
      <text:p text:style-name="P3"><text:s text:c="8"/>Aho_Corasick AC;</text:p>
      <text:p text:style-name="P3"><text:s text:c="8"/>AC.init();</text:p>
      <text:p text:style-name="P3"><text:s text:c="8"/>int n;</text:p>
      <text:p text:style-name="P3"><text:s text:c="8"/>scanf("%d",&amp;n);</text:p>
      <text:p text:style-name="P3"><text:s text:c="8"/>scanf("%s",t);</text:p>
      <text:p text:style-name="P3"><text:s text:c="8"/>for(int i=1; i&lt;=n; i++)</text:p>
      <text:p text:style-name="P3"><text:s text:c="8"/>{</text:p>
      <text:p text:style-name="P3"><text:s text:c="12"/>scanf("%s",s);</text:p>
      <text:p text:style-name="P3"><text:s text:c="12"/>AC.insert(s,i);</text:p>
      <text:p text:style-name="P3"><text:s text:c="8"/>}</text:p>
      <text:p text:style-name="P3"><text:s text:c="8"/>AC.reverse_link();</text:p>
      <text:p text:style-name="P3"><text:s text:c="8"/>AC.search(t);</text:p>
      <text:p text:style-name="P3"><text:s text:c="8"/>printf("Case %d:\n",kase);</text:p>
      <text:p text:style-name="P3"><text:s text:c="8"/>for(int i=1; i&lt;=n; i++)</text:p>
      <text:p text:style-name="P3"><text:s text:c="8"/>{</text:p>
      <text:p text:style-name="P3"><text:s text:c="12"/>printf("%d\n",val[ed[i]]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/>
      <text:p text:style-name="P9">KMP:</text:p>
      <text:p text:style-name="P3">/*</text:p>
      <text:p text:style-name="P3">A string is a finite sequence of symbols that are chosen from an alphabet. In this problem you are given two non-empty strings A and B, both contain lower case English alphabets. You have to find the number of times B occurs as a substring of A.</text:p>
      <text:p text:style-name="P3">1</text:p>
      <text:p text:style-name="P3">abc</text:p>
      <text:p text:style-name="P3">abc</text:p>
      <text:p text:style-name="P3">case 1: 1</text:p>
      <text:p text:style-name="P3">*/</text:p>
      <text:p text:style-name="P3">#include&lt;bits/stdc++.h&gt;</text:p>
      <text:p text:style-name="P3">using namespace std;</text:p>
      <text:p text:style-name="P3">string a,b;</text:p>
      <text:p text:style-name="P3">int pat[1000006];</text:p>
      <text:p text:style-name="P3">void pattern()</text:p>
      <text:p text:style-name="P3"><text:soft-page-break/>{</text:p>
      <text:p text:style-name="P3"><text:s text:c="4"/>int l=b.size();</text:p>
      <text:p text:style-name="P3"><text:s text:c="4"/>pat[0]=-1;</text:p>
      <text:p text:style-name="P3"><text:s text:c="4"/>int j=-1;</text:p>
      <text:p text:style-name="P3"><text:s text:c="4"/>for(int i=0; i&lt;l; i++)</text:p>
      <text:p text:style-name="P3"><text:s text:c="4"/>{</text:p>
      <text:p text:style-name="P3"><text:s text:c="8"/>while(j!=-1&amp;&amp;b[j]!=b[i])</text:p>
      <text:p text:style-name="P3"><text:s text:c="8"/>{</text:p>
      <text:p text:style-name="P3"><text:s text:c="12"/>j=pat[j];</text:p>
      <text:p text:style-name="P3"><text:s text:c="8"/>}</text:p>
      <text:p text:style-name="P3"><text:s text:c="8"/>j++;</text:p>
      <text:p text:style-name="P3"><text:s text:c="8"/>pat[i+1]=j;</text:p>
      <text:p text:style-name="P3"/>
      <text:p text:style-name="P3"><text:s text:c="4"/>}</text:p>
      <text:p text:style-name="P3">}</text:p>
      <text:p text:style-name="P3"/>
      <text:p text:style-name="P3">int main()</text:p>
      <text:p text:style-name="P3">{</text:p>
      <text:p text:style-name="P3"><text:s text:c="4"/>int tc;</text:p>
      <text:p text:style-name="P3"><text:s text:c="4"/>scanf("%d",&amp;tc);</text:p>
      <text:p text:style-name="P3"><text:s text:c="4"/>for(int i=1; i&lt;=tc; i++)</text:p>
      <text:p text:style-name="P3"><text:s text:c="4"/>{</text:p>
      <text:p text:style-name="P3"><text:s text:c="8"/>cin&gt;&gt;a&gt;&gt;b;</text:p>
      <text:p text:style-name="P3"><text:s text:c="8"/>int sum=0;</text:p>
      <text:p text:style-name="P3"><text:s text:c="8"/>int l=a.size(),l1=b.size();</text:p>
      <text:p text:style-name="P3"><text:s text:c="8"/>pattern();</text:p>
      <text:p text:style-name="P3"><text:s text:c="8"/>int k=0;</text:p>
      <text:p text:style-name="P3"><text:s text:c="8"/>for(int <text:s/>j=0; j&lt;l; j++)</text:p>
      <text:p text:style-name="P3"><text:s text:c="8"/>{</text:p>
      <text:p text:style-name="P3"><text:s text:c="12"/>while(k!=-1&amp;&amp;b[k]!=a[j])</text:p>
      <text:p text:style-name="P3"><text:s text:c="12"/>{</text:p>
      <text:p text:style-name="P3"><text:s text:c="16"/>k=pat[k];</text:p>
      <text:p text:style-name="P3"><text:s text:c="12"/>}</text:p>
      <text:p text:style-name="P3"><text:s text:c="12"/>k++;</text:p>
      <text:p text:style-name="P3"><text:s text:c="12"/>if(k==l1)sum++;</text:p>
      <text:p text:style-name="P3"><text:s text:c="8"/>}</text:p>
      <text:p text:style-name="P3"><text:s text:c="8"/>printf("Case %d: %d\n",i,sum)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10">Zalgo:</text:p>
      <text:p text:style-name="P5"/>
      <text:p text:style-name="P4"><text:line-break/><text:span text:style-name="T3">/*</text:span></text:p>
      <text:p text:style-name="P5">A string is given .U have to say for every postion what is the max match of that string prefix</text:p>
      <text:p text:style-name="P5">with every position</text:p>
      <text:p text:style-name="P5">abababababcabc</text:p>
      <text:p text:style-name="P5">14 0 8 0 6 0 4 0 2 0 0 2 0 0</text:p>
      <text:p text:style-name="P5">*/</text:p>
      <text:p text:style-name="P5">#include&lt;bits/stdc++.h&gt;</text:p>
      <text:p text:style-name="P5">using namespace std;</text:p>
      <text:p text:style-name="P5">#define ll long long</text:p>
      <text:p text:style-name="P5">char a[100008];</text:p>
      <text:p text:style-name="P5">ll z[100008];</text:p>
      <text:p text:style-name="P5">void zalgo()</text:p>
      <text:p text:style-name="P5">{</text:p>
      <text:p text:style-name="P5"><text:s text:c="4"/>ll l,r;</text:p>
      <text:p text:style-name="P5"><text:s text:c="4"/>l=r=0;</text:p>
      <text:p text:style-name="P5"><text:s text:c="4"/>z[0]=strlen(a);</text:p>
      <text:p text:style-name="P5"><text:s text:c="4"/>for(ll i=1; i&lt;z[0]; i++)</text:p>
      <text:p text:style-name="P5"><text:s text:c="4"/>{</text:p>
      <text:p text:style-name="P5"><text:s text:c="8"/>if(i&gt;r)</text:p>
      <text:p text:style-name="P5"><text:s text:c="8"/>{</text:p>
      <text:p text:style-name="P5"><text:s text:c="12"/>l=r=i;</text:p>
      <text:p text:style-name="P5"><text:s text:c="12"/>for(ll j=i; j&lt;z[0]; j++)</text:p>
      <text:p text:style-name="P5"><text:s text:c="12"/>{</text:p>
      <text:p text:style-name="P5"><text:s text:c="16"/>if(a[j-i]!=a[j])break;</text:p>
      <text:p text:style-name="P5"><text:s text:c="16"/>else r=j;</text:p>
      <text:p text:style-name="P5"><text:s text:c="12"/>}</text:p>
      <text:p text:style-name="P5"><text:s text:c="12"/>if(a[i]!=a[0])z[i]=0;</text:p>
      <text:p text:style-name="P5"><text:s text:c="12"/>else z[i]=r-l+1;</text:p>
      <text:p text:style-name="P5"><text:s text:c="8"/>}</text:p>
      <text:p text:style-name="P5"><text:s text:c="8"/>else</text:p>
      <text:p text:style-name="P5"><text:s text:c="8"/>{</text:p>
      <text:p text:style-name="P5"><text:s text:c="12"/>ll k=i-l;</text:p>
      <text:p text:style-name="P5"><text:s text:c="12"/>if(z[k]&lt;r-i+1)</text:p>
      <text:p text:style-name="P5"><text:s text:c="12"/>{</text:p>
      <text:p text:style-name="P5"><text:s text:c="16"/>z[i]=z[k];</text:p>
      <text:p text:style-name="P5"><text:s text:c="12"/>}</text:p>
      <text:p text:style-name="P5"><text:s text:c="12"/>else</text:p>
      <text:p text:style-name="P5"><text:s text:c="12"/>{</text:p>
      <text:p text:style-name="P5"><text:s text:c="16"/>l=i;</text:p>
      <text:p text:style-name="P5"><text:s text:c="16"/>for(ll j=r+1; j&lt;z[0]; j++)</text:p>
      <text:p text:style-name="P5"><text:s text:c="16"/>{</text:p>
      <text:p text:style-name="P5"><text:s text:c="20"/>if(a[j-l]!=a[j])break;</text:p>
      <text:p text:style-name="P5"><text:s text:c="20"/>else r=j;</text:p>
      <text:p text:style-name="P5"><text:s text:c="16"/>}</text:p>
      <text:p text:style-name="P5"><text:s text:c="16"/>z[i]=r-l+1;</text:p>
      <text:p text:style-name="P5"><text:s text:c="12"/>}</text:p>
      <text:p text:style-name="P5"/>
      <text:p text:style-name="P5"><text:s text:c="8"/>}</text:p>
      <text:p text:style-name="P5"><text:s text:c="4"/>}</text:p>
      <text:p text:style-name="P5">}</text:p>
      <text:p text:style-name="P5">int main()</text:p>
      <text:p text:style-name="P5">{</text:p>
      <text:p text:style-name="P5"><text:s text:c="4"/>scanf("%s",a);</text:p>
      <text:p text:style-name="P5"><text:s text:c="4"/>zalgo();</text:p>
      <text:p text:style-name="P5"><text:s text:c="4"/>for(ll i=0; i&lt;strlen(a); i++)</text:p>
      <text:p text:style-name="P5"><text:s text:c="8"/>printf("%d ",z[i]);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1">Manachar :</text:span><text:line-break/><text:span text:style-name="T4">/*</text:span></text:p>
      <text:p text:style-name="P7">! Given a string of at most 1000000 characters find and print the length of the largest palindrome inside this string.</text:p>
      <text:p text:style-name="P7">*/</text:p>
      <text:p text:style-name="P7">#include&lt;cfloat&gt;</text:p>
      <text:p text:style-name="P7">#include&lt;climits&gt;</text:p>
      <text:p text:style-name="P7">#include&lt;fstream&gt;</text:p>
      <text:p text:style-name="P7">#include&lt;cstdio&gt;</text:p>
      <text:p text:style-name="P7">#include&lt;cstdlib&gt;</text:p>
      <text:p text:style-name="P7">#include&lt;cmath&gt;</text:p>
      <text:p text:style-name="P7">#include&lt;sstream&gt;</text:p>
      <text:p text:style-name="P7">#include&lt;iostream&gt;</text:p>
      <text:p text:style-name="P7">#include&lt;algorithm&gt;</text:p>
      <text:p text:style-name="P7">#include&lt;map&gt;</text:p>
      <text:p text:style-name="P7">#include&lt;cstring&gt;</text:p>
      <text:p text:style-name="P7">#include&lt;string&gt;</text:p>
      <text:p text:style-name="P7">#include&lt;vector&gt;</text:p>
      <text:p text:style-name="P7">#include&lt;queue&gt;</text:p>
      <text:p text:style-name="P7">#include&lt;stack&gt;</text:p>
      <text:p text:style-name="P7">#include&lt;set&gt;</text:p>
      <text:p text:style-name="P7">using namespace std;</text:p>
      <text:p text:style-name="P7">char s[2000020];</text:p>
      <text:p text:style-name="P7">char T[2000020];</text:p>
      <text:p text:style-name="P7">// Transform S into T.</text:p>
      <text:p text:style-name="P7">// For example, S = "abba", T = "^#a#b#b#a#$".</text:p>
      <text:p text:style-name="P7">// ^ and $ signs are sentinels appended to each end to avoid bounds checking</text:p>
      <text:p text:style-name="P7"/>
      <text:p text:style-name="P7">void <text:s/>preprocess()</text:p>
      <text:p text:style-name="P7">{</text:p>
      <text:p text:style-name="P7"><text:s text:c="4"/>int n = strlen(s);</text:p>
      <text:p text:style-name="P7"><text:s text:c="4"/>if (n == 0)</text:p>
      <text:p text:style-name="P7"><text:s text:c="4"/>{</text:p>
      <text:p text:style-name="P7"><text:s text:c="8"/>strcpy(T,"^$");</text:p>
      <text:p text:style-name="P7"><text:s text:c="8"/>return ;</text:p>
      <text:p text:style-name="P7"><text:s text:c="4"/>}</text:p>
      <text:p text:style-name="P7"><text:s text:c="4"/>int len=0;</text:p>
      <text:p text:style-name="P7"><text:s text:c="4"/>T[len++]='^';</text:p>
      <text:p text:style-name="P7"><text:s text:c="4"/>for (int i = 0; i &lt; n; i++)</text:p>
      <text:p text:style-name="P7"><text:s text:c="4"/>{</text:p>
      <text:p text:style-name="P7"><text:s text:c="8"/>T[len++]='#';</text:p>
      <text:p text:style-name="P7"><text:s text:c="8"/>T[len++]=s[i];</text:p>
      <text:p text:style-name="P7"/>
      <text:p text:style-name="P7"><text:s text:c="4"/>}</text:p>
      <text:p text:style-name="P7"><text:s text:c="4"/>T[len++]='#';</text:p>
      <text:p text:style-name="P7"><text:s text:c="4"/>T[len++]='$';</text:p>
      <text:p text:style-name="P7"><text:s text:c="4"/>T[len]='\0';</text:p>
      <text:p text:style-name="P7"><text:s text:c="4"/>return ;</text:p>
      <text:p text:style-name="P7">}</text:p>
      <text:p text:style-name="P7"/>
      <text:p text:style-name="P7">int <text:s/>longestPalindrome()</text:p>
      <text:p text:style-name="P7">{</text:p>
      <text:p text:style-name="P7"><text:s text:c="4"/>preprocess();</text:p>
      <text:p text:style-name="P7"/>
      <text:p text:style-name="P7"><text:s text:c="4"/>int n = strlen(T);</text:p>
      <text:p text:style-name="P7"><text:s text:c="4"/>int P[n+2];</text:p>
      <text:p text:style-name="P7"><text:s text:c="4"/>int C = 0, R = 0;</text:p>
      <text:p text:style-name="P7"><text:s text:c="4"/>for (int i = 1; i &lt; n-1; i++)</text:p>
      <text:p text:style-name="P7"><text:s text:c="4"/>{</text:p>
      <text:p text:style-name="P7"><text:s text:c="8"/>int i_mirror = 2*C-i; // equals to i' = C - (i-C)</text:p>
      <text:p text:style-name="P7"/>
      <text:p text:style-name="P7"><text:s text:c="8"/>P[i] = (R &gt; i) ? min(R-i, P[i_mirror]) : 0;</text:p>
      <text:p text:style-name="P7"/>
      <text:p text:style-name="P7"><text:s text:c="8"/>// Attempt to expand palindrome centered at i</text:p>
      <text:p text:style-name="P7"><text:s text:c="8"/>while (T[i + 1 + P[i]] == T[i - 1 - P[i]])</text:p>
      <text:p text:style-name="P7"><text:s text:c="12"/>P[i]++;</text:p>
      <text:p text:style-name="P7"/>
      <text:p text:style-name="P7"><text:s text:c="8"/>// If palindrome centered at i expand past R,</text:p>
      <text:p text:style-name="P7"><text:s text:c="8"/>// adjust center based on expanded palindrome.</text:p>
      <text:p text:style-name="P7"><text:s text:c="8"/>if (i + P[i] &gt; R)</text:p>
      <text:p text:style-name="P7"><text:s text:c="8"/>{</text:p>
      <text:p text:style-name="P7"><text:s text:c="12"/>C = i;</text:p>
      <text:p text:style-name="P7"><text:s text:c="12"/>R = i + P[i];</text:p>
      <text:p text:style-name="P7"><text:s text:c="8"/>}</text:p>
      <text:p text:style-name="P7"><text:s text:c="4"/>}</text:p>
      <text:p text:style-name="P7"/>
      <text:p text:style-name="P7"><text:s text:c="4"/>// Find the maximum element in P.</text:p>
      <text:p text:style-name="P7"><text:s text:c="4"/>int maxLen = 0;</text:p>
      <text:p text:style-name="P7"><text:s text:c="4"/>int centerIndex = 0;</text:p>
      <text:p text:style-name="P7"><text:s text:c="4"/>for (int i = 1; i &lt; n-1; i++)</text:p>
      <text:p text:style-name="P7"><text:s text:c="4"/>{</text:p>
      <text:p text:style-name="P7"><text:s text:c="8"/>if (P[i] &gt; maxLen)</text:p>
      <text:p text:style-name="P7"><text:s text:c="8"/>{</text:p>
      <text:p text:style-name="P7"><text:s text:c="12"/>maxLen = P[i];</text:p>
      <text:p text:style-name="P7"><text:s text:c="12"/>centerIndex = i;</text:p>
      <text:p text:style-name="P7"><text:s text:c="8"/>}</text:p>
      <text:p text:style-name="P7"><text:s text:c="4"/>}</text:p>
      <text:p text:style-name="P7"><text:s text:c="4"/>// <text:s/>return s.substr((centerIndex - 1 - maxLen)/2, maxLen);</text:p>
      <text:p text:style-name="P7"><text:s text:c="4"/>return maxLen;</text:p>
      <text:p text:style-name="P7">}</text:p>
      <text:p text:style-name="P7">int main()</text:p>
      <text:p text:style-name="P7">{</text:p>
      <text:p text:style-name="P7"><text:s text:c="4"/>int cs=0;</text:p>
      <text:p text:style-name="P7"/>
      <text:p text:style-name="P7"><text:s text:c="4"/>while(scanf("%s",s))</text:p>
      <text:p text:style-name="P7"><text:s text:c="4"/>{</text:p>
      <text:p text:style-name="P7"><text:s text:c="8"/>if(!strcmp(s,"END"))break;</text:p>
      <text:p text:style-name="P7"><text:s text:c="8"/>int l= longestPalindrome();</text:p>
      <text:p text:style-name="P7"><text:s text:c="8"/>printf("Case %d: %d\n",++cs,l);</text:p>
      <text:p text:style-name="P7"><text:s text:c="4"/>}</text:p>
      <text:p text:style-name="P7"><text:s text:c="4"/>return 0;</text:p>
      <text:p text:style-name="P7">}</text:p>
      <text:p text:style-name="P7"/>
      <text:p text:style-name="P7"/>
      <text:p text:style-name="P11">Suffix Array:</text:p>
      <text:p text:style-name="P7">#include &lt;iostream&gt;</text:p>
      <text:p text:style-name="P7">#include &lt;cstdio&gt;</text:p>
      <text:p text:style-name="P7">#include &lt;cstdlib&gt;</text:p>
      <text:p text:style-name="P7"><text:soft-page-break/>#include &lt;cmath&gt;</text:p>
      <text:p text:style-name="P7">#include &lt;cstring&gt;</text:p>
      <text:p text:style-name="P7">#include &lt;string&gt;</text:p>
      <text:p text:style-name="P7">#include &lt;queue&gt;</text:p>
      <text:p text:style-name="P7">#include &lt;algorithm&gt;</text:p>
      <text:p text:style-name="P7"/>
      <text:p text:style-name="P7">using namespace std;</text:p>
      <text:p text:style-name="P7">#define SET(a) memset(a,0,sizeof a)</text:p>
      <text:p text:style-name="P7"/>
      <text:p text:style-name="P7">#define MAXN 2000011</text:p>
      <text:p text:style-name="P7"/>
      <text:p text:style-name="P7">int _wa[MAXN], _wb[MAXN], _wv[MAXN], _ws[MAXN];</text:p>
      <text:p text:style-name="P7"/>
      <text:p text:style-name="P7">int _cmp(int *r, int a, int b, int l)</text:p>
      <text:p text:style-name="P7">{</text:p>
      <text:p text:style-name="P7"><text:s text:c="4"/>return r[a] == r[b] &amp;&amp; r[a + l] == r[b + l];</text:p>
      <text:p text:style-name="P7">}</text:p>
      <text:p text:style-name="P7">void Get_Sa(int *r, int *sa, int n, int m)</text:p>
      <text:p text:style-name="P7">{</text:p>
      <text:p text:style-name="P7"><text:s text:c="4"/>int i, j, p, *x = _wa, *y = _wb, *t;</text:p>
      <text:p text:style-name="P7"><text:s text:c="4"/>for(i = 0; i &lt; m; i++) _ws[i] = 0;</text:p>
      <text:p text:style-name="P7"><text:s text:c="4"/>for(i = 0; i &lt; n; i++) _ws[x[i] = r[i]]++;</text:p>
      <text:p text:style-name="P7"><text:s text:c="4"/>for(i = 1; i &lt; m; i++) _ws[i] += _ws[i - 1];</text:p>
      <text:p text:style-name="P7"><text:s text:c="4"/>for(i = n - 1; i &gt;= 0; i--) sa[--_ws[x[i]]] = i;</text:p>
      <text:p text:style-name="P7"><text:s text:c="4"/>for(j = 1, p = 1; p &lt; n; j &lt;&lt;= 1, m = p)</text:p>
      <text:p text:style-name="P7"><text:s text:c="4"/>{</text:p>
      <text:p text:style-name="P7"><text:s text:c="8"/>for(p = 0, i = n - j; i &lt; n; i++) y[p++] = i;</text:p>
      <text:p text:style-name="P7"><text:s text:c="8"/>for(i = 0; i &lt; n; i++) if(sa[i] &gt;= j) y[p++] = sa[i] - j;</text:p>
      <text:p text:style-name="P7"><text:s text:c="8"/>for(i = 0; i &lt; n; i++) _wv[i] = x[y[i]];</text:p>
      <text:p text:style-name="P7"><text:s text:c="8"/>for(i = 0; i &lt; m; i++) _ws[i] = 0;</text:p>
      <text:p text:style-name="P7"><text:s text:c="8"/>for(i = 0; i &lt; n; i++) _ws[_wv[i]]++;</text:p>
      <text:p text:style-name="P7"><text:s text:c="8"/>for(i = 1; i &lt; m; i++) _ws[i] += _ws[i - 1];</text:p>
      <text:p text:style-name="P7"><text:s text:c="8"/>for(i = n - 1; i &gt;= 0; i--) sa[--_ws[_wv[i]]] = y[i];</text:p>
      <text:p text:style-name="P7"><text:s text:c="8"/>for(t = x, x = y, y = t, p = 1, x[sa[0]] = 0, i = 1; i &lt; n; i++)</text:p>
      <text:p text:style-name="P7"><text:s text:c="12"/>x[sa[i]] = _cmp(y, sa[i - 1], sa[i], j) ? p - 1 : p++;</text:p>
      <text:p text:style-name="P7"><text:s text:c="4"/>}</text:p>
      <text:p text:style-name="P7">}</text:p>
      <text:p text:style-name="P7"/>
      <text:p text:style-name="P7">int rnk[MAXN], ht[MAXN];</text:p>
      <text:p text:style-name="P7">void Get_H(int *r, int *sa, int n)</text:p>
      <text:p text:style-name="P7">{</text:p>
      <text:p text:style-name="P7"><text:s text:c="4"/>int i, j, k = 0;</text:p>
      <text:p text:style-name="P7"><text:s text:c="4"/>for(i = 0; i &lt;= n; i++) rnk[sa[i]] = i;</text:p>
      <text:p text:style-name="P7"><text:s text:c="4"/>for(i = 0; i &lt; n; ht[rnk[i++]] = k)</text:p>
      <text:p text:style-name="P7"><text:s text:c="8"/>for(k ? k-- : 0, j = sa[rnk[i] - 1]; r[i + k] == r[j + k]; k++);</text:p>
      <text:p text:style-name="P7">}</text:p>
      <text:p text:style-name="P7"/>
      <text:p text:style-name="P7">int n;</text:p>
      <text:p text:style-name="P7">int pr[MAXN], sa[MAXN];</text:p>
      <text:p text:style-name="P7">char ch[2000004];</text:p>
      <text:p text:style-name="P7">int main()</text:p>
      <text:p text:style-name="P7">{</text:p>
      <text:p text:style-name="P7"><text:s text:c="4"/>int cs = 0;</text:p>
      <text:p text:style-name="P7"><text:s text:c="4"/>while(scanf("%s", ch))</text:p>
      <text:p text:style-name="P7"><text:s text:c="4"/>{</text:p>
      <text:p text:style-name="P7"><text:s text:c="8"/>if(!strcmp(ch, "END"))break;</text:p>
      <text:p text:style-name="P7"><text:s text:c="8"/>SET(_wb);</text:p>
      <text:p text:style-name="P7"><text:s text:c="8"/>SET(_wv);</text:p>
      <text:p text:style-name="P7"><text:s text:c="8"/>SET(_ws);</text:p>
      <text:p text:style-name="P7"><text:s text:c="8"/>SET(_wa);</text:p>
      <text:p text:style-name="P7"><text:s text:c="8"/>SET(sa);</text:p>
      <text:p text:style-name="P7"><text:s text:c="8"/>SET(pr);</text:p>
      <text:p text:style-name="P7"><text:s text:c="8"/>SET(ht);</text:p>
      <text:p text:style-name="P7"><text:s text:c="8"/>SET(rnk);</text:p>
      <text:p text:style-name="P7"><text:s text:c="8"/>int <text:s text:c="2"/>n1 = strlen(ch);</text:p>
      <text:p text:style-name="P7"><text:s text:c="8"/>n = n1;</text:p>
      <text:p text:style-name="P7"><text:s text:c="8"/>ch[n] = 123;</text:p>
      <text:p text:style-name="P7"><text:s text:c="8"/>n++;</text:p>
      <text:p text:style-name="P7"><text:s text:c="8"/>for(int i = n1 - 1; i &gt;= 0; i--)</text:p>
      <text:p text:style-name="P7"><text:s text:c="8"/>{</text:p>
      <text:p text:style-name="P7"><text:s text:c="12"/>ch[n] = ch[i];</text:p>
      <text:p text:style-name="P7"><text:s text:c="12"/>n++;</text:p>
      <text:p text:style-name="P7"><text:s text:c="8"/>}</text:p>
      <text:p text:style-name="P7"><text:s text:c="8"/>ch[n] = '\0';</text:p>
      <text:p text:style-name="P7"><text:s text:c="8"/>n = strlen(ch);</text:p>
      <text:p text:style-name="P7"><text:s text:c="8"/>for(int i = 0; i &lt; n; i++)pr[i] = ch[i] - 96;</text:p>
      <text:p text:style-name="P7"><text:s text:c="8"/>pr[n] = 0; //fill the last index with zerro</text:p>
      <text:p text:style-name="P7"><text:s text:c="8"/>Get_Sa(pr, sa, n + 1, 30); //always n+1//Here 30 means only capital letters will be used so only 26</text:p>
      <text:p text:style-name="P7"><text:s text:c="8"/>Get_H(pr, sa, n);</text:p>
      <text:p text:style-name="P7"><text:s text:c="8"/>//sa gives the sorted suffix indexes</text:p>
      <text:p text:style-name="P7"><text:s text:c="8"/>//height gives the LCP of id &amp;&amp; id-1</text:p>
      <text:p text:style-name="P7"><text:s text:c="8"/>//here rank said in which position a suffix is situated//in the sorted suffix list.</text:p>
      <text:p text:style-name="P7"><text:s text:c="8"/>//sa[0] er index and sa[1] er index er lcp thakbe h[1] e</text:p>
      <text:p text:style-name="P7"><text:s text:c="8"/>//for(int i = 0; i &lt; n; i++)</text:p>
      <text:p text:style-name="P7"><text:s text:c="8"/>//cout &lt;&lt; sa[i] &lt;&lt; " " &lt;&lt; ht[i] &lt;&lt; endl;</text:p>
      <text:p text:style-name="P7"><text:s text:c="8"/>int res = 0;</text:p>
      <text:p text:style-name="P7"><text:s text:c="8"/>for(int i = 1; i &lt; n; i++)</text:p>
      <text:p text:style-name="P7"><text:s text:c="8"/>{</text:p>
      <text:p text:style-name="P7"><text:s text:c="12"/>int xo = sa[i];</text:p>
      <text:p text:style-name="P7"><text:s text:c="12"/>int ho = sa[i - 1];</text:p>
      <text:p text:style-name="P7"><text:s text:c="12"/>if(xo &gt; ho)swap(xo, ho);</text:p>
      <text:p text:style-name="P7"><text:s text:c="12"/>int bol = ht[i];</text:p>
      <text:p text:style-name="P7"><text:s text:c="12"/>if(ho &gt;= n1 &amp;&amp; xo &lt; n1)</text:p>
      <text:p text:style-name="P7"><text:s text:c="12"/>{</text:p>
      <text:p text:style-name="P7"><text:s text:c="16"/>int ho2 = n - ho ;</text:p>
      <text:p text:style-name="P7"><text:s text:c="16"/>int ho1 = n1 - xo;</text:p>
      <text:p text:style-name="P7"><text:s text:c="16"/>ho2= min(ho2, ho1);</text:p>
      <text:p text:style-name="P7"><text:s text:c="16"/>res = max(res, min(bol, ho2));</text:p>
      <text:p text:style-name="P7"><text:s text:c="12"/>}</text:p>
      <text:p text:style-name="P7"><text:s text:c="8"/>}</text:p>
      <text:p text:style-name="P7"><text:s text:c="8"/>printf("Case %d: ", ++cs);</text:p>
      <text:p text:style-name="P7"><text:s text:c="8"/>printf("%d\n", res);</text:p>
      <text:p text:style-name="P7"><text:s text:c="8"/>ch[0]='\0';</text:p>
      <text:p text:style-name="P7"><text:s text:c="4"/>}</text:p>
      <text:p text:style-name="P7"><text:s text:c="4"/>return 0;</text:p>
      <text:p text:style-name="P7">}</text:p>
      <text:p text:style-name="P7"/>
      <text:p text:style-name="P7"><text:soft-page-break/></text:p>
      <text:p text:style-name="P11">Suffix Array (n log^2n)</text:p>
      <text:p text:style-name="P7"/>
      <text:p text:style-name="P7">#include&lt;bits/stdc++.h&gt;</text:p>
      <text:p text:style-name="P7">#define I int</text:p>
      <text:p text:style-name="P7">#define LL long long int</text:p>
      <text:p text:style-name="P7">#define UL unsigned long long int</text:p>
      <text:p text:style-name="P7">#define D double</text:p>
      <text:p text:style-name="P7">#define S(a) scanf("%d",&amp;a)</text:p>
      <text:p text:style-name="P7">#define S2(a,b) scanf("%d%d",&amp;a,&amp;b)</text:p>
      <text:p text:style-name="P7">#define S3(a,b,c) scanf("%d%d%d",&amp;a,&amp;b,&amp;c)</text:p>
      <text:p text:style-name="P7">#define SL(a) scanf("%lld",&amp;a)</text:p>
      <text:p text:style-name="P7">#define SL2(a,b) scanf("%lld%lld",&amp;a,&amp;b)</text:p>
      <text:p text:style-name="P7">#define SL3(a,b,c) scanf("%lld%lld%lld",&amp;a,&amp;b,&amp;c)</text:p>
      <text:p text:style-name="P7">#define P(a) printf("%d\n",a)</text:p>
      <text:p text:style-name="P7">#define PL(a) printf("%lld\n",a)</text:p>
      <text:p text:style-name="P7">#define PT(t) printf("Case %d: ",t)</text:p>
      <text:p text:style-name="P7">#define F(I1,a,b) for(int I1=a;I1&lt;=b;I1++)</text:p>
      <text:p text:style-name="P7">#define FR(I2,a,b) for(int I2=a;I2&gt;=b;I2--)</text:p>
      <text:p text:style-name="P7">#define FL(J,a,b) for(long long J=a;J&lt;=b;J++)</text:p>
      <text:p text:style-name="P7">#define FLR(J1,a,b) for(long long J1=a;J1&gt;=b;J1--)</text:p>
      <text:p text:style-name="P7">#define IT(x) for(typeof (x.begin()) it = x.begin(); it != x.end (); it++)</text:p>
      <text:p text:style-name="P7">#define ITP(x) for(typeof (x.begin()) it = x.begin(); it != x.end (); it++) { <text:s/>cout &lt;&lt; *it &lt;&lt; " "; } cout &lt;&lt; endl;</text:p>
      <text:p text:style-name="P7">#define PB(a) push_back(a)</text:p>
      <text:p text:style-name="P7">#define xx first</text:p>
      <text:p text:style-name="P7">#define yy second</text:p>
      <text:p text:style-name="P7">#define SC scanf</text:p>
      <text:p text:style-name="P7">#define PC printf</text:p>
      <text:p text:style-name="P7">#define NL printf("\n")</text:p>
      <text:p text:style-name="P7">#define SET(a) memset(a,0,sizeof a)</text:p>
      <text:p text:style-name="P7">#define SETR(a) memset(a,-1,sizeof a)</text:p>
      <text:p text:style-name="P7">#define SZ(a) ((int)a.size())</text:p>
      <text:p text:style-name="P7">#define pi 2.0*acos(0.0)</text:p>
      <text:p text:style-name="P7">#define R(a) freopen(a, "r", stdin);</text:p>
      <text:p text:style-name="P7">#define W(a) freopen(a, "w", stdout);</text:p>
      <text:p text:style-name="P7">#define CB(x) __builtin_popcount(x)</text:p>
      <text:p text:style-name="P7">#define STN(a) stringtonumber&lt;LL&gt;(a)</text:p>
      <text:p text:style-name="P7">using namespace std;</text:p>
      <text:p text:style-name="P7">template &lt;class T&gt; inline T BM(T p,T e,T M)</text:p>
      <text:p text:style-name="P7">{</text:p>
      <text:p text:style-name="P7"><text:s text:c="4"/>LL ret = 1;</text:p>
      <text:p text:style-name="P7"><text:s text:c="4"/>for(; e &gt; 0; e &gt;&gt;= 1)</text:p>
      <text:p text:style-name="P7"><text:s text:c="4"/>{</text:p>
      <text:p text:style-name="P7"><text:s text:c="8"/>if(e &amp; 1) ret = (ret * p) % M;</text:p>
      <text:p text:style-name="P7"><text:s text:c="8"/>p = (p * p) % M;</text:p>
      <text:p text:style-name="P7"><text:s text:c="4"/>}</text:p>
      <text:p text:style-name="P7"><text:s text:c="4"/>return (T)ret;</text:p>
      <text:p text:style-name="P7">}</text:p>
      <text:p text:style-name="P7">template &lt;class T&gt; inline T gcd(T a,T b)</text:p>
      <text:p text:style-name="P7">{</text:p>
      <text:p text:style-name="P7"><text:s text:c="4"/>if(b==0)return a;</text:p>
      <text:p text:style-name="P7"><text:s text:c="4"/>return gcd(b,a%b);</text:p>
      <text:p text:style-name="P7">}</text:p>
      <text:p text:style-name="P7">template &lt;class T&gt; inline T MDINV(T a,T M)</text:p>
      <text:p text:style-name="P7">{</text:p>
      <text:p text:style-name="P7"><text:s text:c="4"/>return BM(a,M-2,M);</text:p>
      <text:p text:style-name="P7">}</text:p>
      <text:p text:style-name="P7">template &lt;class T&gt; inline T PW(T p,T e)</text:p>
      <text:p text:style-name="P7">{</text:p>
      <text:p text:style-name="P7"><text:s text:c="4"/>LL ret = 1;</text:p>
      <text:p text:style-name="P7"><text:s text:c="4"/>for(; e &gt; 0; e &gt;&gt;= 1)</text:p>
      <text:p text:style-name="P7"><text:s text:c="4"/>{</text:p>
      <text:p text:style-name="P7"><text:s text:c="8"/>if(e &amp; 1) ret = (ret * p);</text:p>
      <text:p text:style-name="P7"><text:s text:c="8"/>p = (p * p);</text:p>
      <text:p text:style-name="P7"><text:s text:c="4"/>}</text:p>
      <text:p text:style-name="P7"><text:s text:c="4"/>return (T)ret;</text:p>
      <text:p text:style-name="P7">}</text:p>
      <text:p text:style-name="P7">template &lt;class T&gt;string NTS ( T Number )</text:p>
      <text:p text:style-name="P7">{</text:p>
      <text:p text:style-name="P7"><text:s text:c="4"/>stringstream ss;</text:p>
      <text:p text:style-name="P7"><text:s text:c="4"/>ss &lt;&lt; Number;</text:p>
      <text:p text:style-name="P7"><text:s text:c="4"/>return ss.str();</text:p>
      <text:p text:style-name="P7">}</text:p>
      <text:p text:style-name="P7">template &lt;class T&gt;T stringtonumber ( const string &amp;Text )</text:p>
      <text:p text:style-name="P7">{</text:p>
      <text:p text:style-name="P7"><text:s text:c="4"/>istringstream ss(Text);</text:p>
      <text:p text:style-name="P7"><text:s text:c="4"/>T result;</text:p>
      <text:p text:style-name="P7"><text:s text:c="4"/>return ss &gt;&gt; result ? result : 0;</text:p>
      <text:p text:style-name="P7">}</text:p>
      <text:p text:style-name="P7">typedef pair&lt;int ,int &gt;P;</text:p>
      <text:p text:style-name="P7">////////define value//////////</text:p>
      <text:p text:style-name="P7">#define MX 3000000</text:p>
      <text:p text:style-name="P7">#define MD <text:s text:c="3"/>1000000007LL</text:p>
      <text:p text:style-name="P7">#define eps FLT_EPSILON</text:p>
      <text:p text:style-name="P7">/////////////////////////////</text:p>
      <text:p text:style-name="P7">////////////////////////////</text:p>
      <text:p text:style-name="P7">////Function Area Start////</text:p>
      <text:p text:style-name="P7">char ch[10005];</text:p>
      <text:p text:style-name="P7">LL hishab(LL l,LL s,LL e)</text:p>
      <text:p text:style-name="P7">{</text:p>
      <text:p text:style-name="P7"><text:s text:c="4"/>if(l&lt;s)return 0;</text:p>
      <text:p text:style-name="P7"><text:s text:c="4"/>e=min(e,l);</text:p>
      <text:p text:style-name="P7"><text:s text:c="4"/>LL sum=(e-s+1)*(s+e-2)/2;</text:p>
      <text:p text:style-name="P7"><text:s text:c="4"/>LL <text:s/>su=(e-s+1)*l;</text:p>
      <text:p text:style-name="P7"><text:s text:c="4"/>return su-sum;</text:p>
      <text:p text:style-name="P7">}</text:p>
      <text:p text:style-name="P7">LL step[20][10007];</text:p>
      <text:p text:style-name="P7">struct da</text:p>
      <text:p text:style-name="P7">{</text:p>
      <text:p text:style-name="P7"><text:s text:c="4"/>LL x,y,in;</text:p>
      <text:p text:style-name="P7"><text:s text:c="4"/>da()</text:p>
      <text:p text:style-name="P7"><text:s text:c="4"/>{</text:p>
      <text:p text:style-name="P7"/>
      <text:p text:style-name="P7"><text:s text:c="4"/>}</text:p>
      <text:p text:style-name="P7"><text:s text:c="4"/>da(LL _x,LL _y,LL _in)</text:p>
      <text:p text:style-name="P7"><text:s text:c="4"/>{</text:p>
      <text:p text:style-name="P7"><text:s text:c="8"/>x=_x,y=_y,in=_in;</text:p>
      <text:p text:style-name="P7"><text:s text:c="4"/>}</text:p>
      <text:p text:style-name="P7"><text:s text:c="4"/>bool operator&lt;(const da &amp;p)const</text:p>
      <text:p text:style-name="P7"><text:soft-page-break/><text:s text:c="4"/>{</text:p>
      <text:p text:style-name="P7"><text:s text:c="8"/>return (x==p.x?(y==p.y?in&lt;p.in:y&lt;p.y):x&lt;p.x);</text:p>
      <text:p text:style-name="P7"><text:s text:c="4"/>}</text:p>
      <text:p text:style-name="P7">};</text:p>
      <text:p text:style-name="P7">da arr[10007];</text:p>
      <text:p text:style-name="P7">int main()</text:p>
      <text:p text:style-name="P7">{</text:p>
      <text:p text:style-name="P7"><text:s text:c="4"/>int tc;</text:p>
      <text:p text:style-name="P7"><text:s text:c="4"/>S(tc);</text:p>
      <text:p text:style-name="P7"><text:s text:c="4"/>F(t,1,tc)</text:p>
      <text:p text:style-name="P7"><text:s text:c="4"/>{</text:p>
      <text:p text:style-name="P7"><text:s text:c="8"/>scanf("%s",ch+1);</text:p>
      <text:p text:style-name="P7"><text:s text:c="8"/>LL n,m;</text:p>
      <text:p text:style-name="P7"><text:s text:c="8"/>SL2(n,m);</text:p>
      <text:p text:style-name="P7"><text:s text:c="8"/>LL l=strlen(ch+1);</text:p>
      <text:p text:style-name="P7"><text:s text:c="8"/>LL ans=hishab(l,n,m);</text:p>
      <text:p text:style-name="P7"><text:s text:c="8"/>for(LL i=1; i&lt;=l; i++)</text:p>
      <text:p text:style-name="P7"><text:s text:c="8"/>{</text:p>
      <text:p text:style-name="P7"><text:s text:c="12"/>step[0][i]=ch[i]-'a';</text:p>
      <text:p text:style-name="P7"><text:s text:c="8"/>}</text:p>
      <text:p text:style-name="P7"><text:s text:c="8"/>LL s=0;</text:p>
      <text:p text:style-name="P7"><text:s text:c="8"/>for( LL st=1, co=1; co&lt;=l; st++,co*=2)</text:p>
      <text:p text:style-name="P7"><text:s text:c="8"/>{</text:p>
      <text:p text:style-name="P7"><text:s text:c="12"/>s++;</text:p>
      <text:p text:style-name="P7"><text:s text:c="12"/>for(LL i=1; i&lt;=l; i++)</text:p>
      <text:p text:style-name="P7"><text:s text:c="12"/>{</text:p>
      <text:p text:style-name="P7"><text:s text:c="16"/>arr[i].x=step[st-1][i];</text:p>
      <text:p text:style-name="P7"><text:s text:c="16"/>arr[i].y=i+co&lt;=l?step[st-1][i+co]:-1;</text:p>
      <text:p text:style-name="P7"><text:s text:c="16"/>arr[i].in=i;</text:p>
      <text:p text:style-name="P7"><text:s text:c="12"/>}</text:p>
      <text:p text:style-name="P7"><text:s text:c="12"/>sort(arr+1,arr+l+1);</text:p>
      <text:p text:style-name="P7"><text:s text:c="12"/>for(LL i=1; i&lt;=l; i++)</text:p>
      <text:p text:style-name="P7"><text:s text:c="12"/>{</text:p>
      <text:p text:style-name="P7"><text:s text:c="16"/>step[st][arr[i].in]=(i-1&gt;0&amp;&amp;arr[i].x==arr[i-1].x&amp;&amp;arr[i].y==arr[i-1].y)?step[st][arr[i-1].in]:i;</text:p>
      <text:p text:style-name="P7"><text:s text:c="12"/>}</text:p>
      <text:p text:style-name="P7"><text:s text:c="8"/>}</text:p>
      <text:p text:style-name="P7"><text:s text:c="8"/>LL lcp[l+3];</text:p>
      <text:p text:style-name="P7"><text:s text:c="8"/>LL sum=0;</text:p>
      <text:p text:style-name="P7"><text:s text:c="8"/>step[s][l+1]=-2;</text:p>
      <text:p text:style-name="P7"><text:s text:c="8"/>for(LL i=1; i&lt;l; i++)</text:p>
      <text:p text:style-name="P7"><text:s text:c="8"/>{</text:p>
      <text:p text:style-name="P7"><text:s text:c="12"/>LL x=arr[i].in;</text:p>
      <text:p text:style-name="P7"><text:s text:c="12"/>LL y=arr[i+1].in;</text:p>
      <text:p text:style-name="P7"><text:s text:c="12"/>for(LL j=s; j&gt;=0; j--)</text:p>
      <text:p text:style-name="P7"><text:s text:c="12"/>{</text:p>
      <text:p text:style-name="P7"><text:s text:c="16"/>if(step[j][x]==step[j][y])</text:p>
      <text:p text:style-name="P7"><text:s text:c="16"/>{</text:p>
      <text:p text:style-name="P7"><text:s text:c="20"/>x+=(1LL&lt;&lt;j);</text:p>
      <text:p text:style-name="P7"><text:s text:c="20"/>y+=(1LL&lt;&lt;j);</text:p>
      <text:p text:style-name="P7"><text:s text:c="16"/>}</text:p>
      <text:p text:style-name="P7"><text:s text:c="16"/>if(x&gt;l|y&gt;l)break;</text:p>
      <text:p text:style-name="P7"><text:s text:c="12"/>}</text:p>
      <text:p text:style-name="P7"><text:s text:c="12"/>lcp[i]=(x-arr[i].in);</text:p>
      <text:p text:style-name="P7"><text:s text:c="12"/>sum+=min(m,lcp[i])&gt;=n?min(m,lcp[i])-n+1:0;</text:p>
      <text:p text:style-name="P7"/>
      <text:p text:style-name="P7"><text:s text:c="8"/>}</text:p>
      <text:p text:style-name="P7"><text:s text:c="8"/>PT(t);</text:p>
      <text:p text:style-name="P7"><text:s text:c="8"/>PL(ans-sum);</text:p>
      <text:p text:style-name="P7"/>
      <text:p text:style-name="P7"><text:s text:c="4"/>}</text:p>
      <text:p text:style-name="P7"><text:s text:c="4"/>return 0;</text:p>
      <text:p text:style-name="P7">}</text:p>
      <text:p text:style-name="P7"/>
      <text:p text:style-name="P12">Lexicographically string index of after each rotation</text:p>
      <text:p text:style-name="P7"/>
      <text:p text:style-name="P8">//ITS Not my code //JUst for testing //</text:p>
      <text:p text:style-name="P8">/*</text:p>
      <text:p text:style-name="P8">Lexicographically string index of after each rotation</text:p>
      <text:p text:style-name="P8">*/</text:p>
      <text:p text:style-name="P8">//Sorry</text:p>
      <text:p text:style-name="P8">#include&lt;cfloat&gt;</text:p>
      <text:p text:style-name="P8">#include&lt;climits&gt;</text:p>
      <text:p text:style-name="P8">#include&lt;fstream&gt;</text:p>
      <text:p text:style-name="P8">#include&lt;cstdio&gt;</text:p>
      <text:p text:style-name="P8">#include&lt;cstdlib&gt;</text:p>
      <text:p text:style-name="P8">#include&lt;cmath&gt;</text:p>
      <text:p text:style-name="P8">#include&lt;sstream&gt;</text:p>
      <text:p text:style-name="P8">#include&lt;iostream&gt;</text:p>
      <text:p text:style-name="P8">#include&lt;algorithm&gt;</text:p>
      <text:p text:style-name="P8">#include&lt;map&gt;</text:p>
      <text:p text:style-name="P8">#include&lt;cstring&gt;</text:p>
      <text:p text:style-name="P8">#include&lt;string&gt;</text:p>
      <text:p text:style-name="P8">#include&lt;vector&gt;</text:p>
      <text:p text:style-name="P8">#include&lt;queue&gt;</text:p>
      <text:p text:style-name="P8">#include&lt;stack&gt;</text:p>
      <text:p text:style-name="P8">#include&lt;set&gt;</text:p>
      <text:p text:style-name="P8">#include&lt;string.h&gt;</text:p>
      <text:p text:style-name="P8">using namespace std;</text:p>
      <text:p text:style-name="P8">#define MX 1000000</text:p>
      <text:p text:style-name="P8">char sub[MX+2];</text:p>
      <text:p text:style-name="P8">int len;</text:p>
      <text:p text:style-name="P8"/>
      <text:p text:style-name="P8">int MinLex( )</text:p>
      <text:p text:style-name="P8">{</text:p>
      <text:p text:style-name="P8"><text:s text:c="4"/>int lft=0,rgt=1,ln=0;</text:p>
      <text:p text:style-name="P8"><text:s text:c="4"/>while( lft&lt;len &amp;&amp; rgt&lt;len &amp;&amp; ln&lt;len )</text:p>
      <text:p text:style-name="P8"><text:s text:c="4"/>{</text:p>
      <text:p text:style-name="P8"><text:s text:c="8"/>int t=sub[ (lft+ln)%len ]-sub[ (rgt+ln)%len ];</text:p>
      <text:p text:style-name="P8"><text:s text:c="8"/>if(t==0) ln++;</text:p>
      <text:p text:style-name="P8"><text:s text:c="8"/>else</text:p>
      <text:p text:style-name="P8"><text:s text:c="8"/>{</text:p>
      <text:p text:style-name="P8"><text:s text:c="12"/>if(t&gt;0)lft=lft+ln+1;//For Lexismall t&gt;0</text:p>
      <text:p text:style-name="P8"><text:s text:c="12"/>else rgt=rgt+ln+1;</text:p>
      <text:p text:style-name="P8"><text:s text:c="12"/>if(lft==rgt)rgt++;</text:p>
      <text:p text:style-name="P8"><text:s text:c="12"/>ln=0;</text:p>
      <text:p text:style-name="P8"><text:s text:c="8"/>}</text:p>
      <text:p text:style-name="P8"><text:s text:c="4"/>}</text:p>
      <text:p text:style-name="P8"><text:s text:c="4"/>return min(lft,rgt);</text:p>
      <text:p text:style-name="P8">}</text:p>
      <text:p text:style-name="P8"><text:soft-page-break/></text:p>
      <text:p text:style-name="P8">int MaxLex( )</text:p>
      <text:p text:style-name="P8">{</text:p>
      <text:p text:style-name="P8"><text:s text:c="4"/>int lft=0,rgt=1,ln=0;</text:p>
      <text:p text:style-name="P8"><text:s text:c="4"/>while( lft&lt;len &amp;&amp; rgt&lt;len &amp;&amp; ln&lt;len )</text:p>
      <text:p text:style-name="P8"><text:s text:c="4"/>{</text:p>
      <text:p text:style-name="P8"><text:s text:c="8"/>int t=sub[ (lft+ln)%len ]-sub[ (rgt+ln)%len ];</text:p>
      <text:p text:style-name="P8"><text:s text:c="8"/>if(t==0) ln++;</text:p>
      <text:p text:style-name="P8"><text:s text:c="8"/>else</text:p>
      <text:p text:style-name="P8"><text:s text:c="8"/>{</text:p>
      <text:p text:style-name="P8"><text:s text:c="12"/>if(t&lt;0)lft=lft+ln+1;//For lexiLarge t&lt;0</text:p>
      <text:p text:style-name="P8"><text:s text:c="12"/>else rgt=rgt+ln+1;</text:p>
      <text:p text:style-name="P8"><text:s text:c="12"/>if(lft==rgt)rgt++;</text:p>
      <text:p text:style-name="P8"><text:s text:c="12"/>ln=0;</text:p>
      <text:p text:style-name="P8"><text:s text:c="8"/>}</text:p>
      <text:p text:style-name="P8"><text:s text:c="4"/>}</text:p>
      <text:p text:style-name="P8"><text:s text:c="4"/>return min(lft,rgt);</text:p>
      <text:p text:style-name="P8">}</text:p>
      <text:p text:style-name="P8">int main()</text:p>
      <text:p text:style-name="P8">{</text:p>
      <text:p text:style-name="P8"><text:s text:c="4"/>while( scanf("%s",sub)==1 )</text:p>
      <text:p text:style-name="P8"><text:s text:c="4"/>{</text:p>
      <text:p text:style-name="P8"><text:s text:c="8"/>len=strlen(sub);</text:p>
      <text:p text:style-name="P8"><text:s text:c="8"/>int bg1=MinLex();//O index lexi small string started index</text:p>
      <text:p text:style-name="P8"><text:s text:c="8"/>printf("%d",bg1+1);</text:p>
      <text:p text:style-name="P8"><text:s text:c="8"/>bg1=MaxLex(); <text:s text:c="3"/>//0 index lexi large string started index</text:p>
      <text:p text:style-name="P8"><text:s text:c="8"/>printf(" %d\n",bg1+1);</text:p>
      <text:p text:style-name="P8"/>
      <text:p text:style-name="P8"/>
      <text:p text:style-name="P8"><text:s text:c="4"/>}</text:p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Consolas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9:58:00.097795094</meta:creation-date>
    <dc:date>2015-11-09T21:19:47.819047242</dc:date>
    <meta:editing-duration>PT6M6S</meta:editing-duration>
    <meta:editing-cycles>1</meta:editing-cycles>
    <meta:document-statistic meta:table-count="0" meta:image-count="0" meta:object-count="0" meta:page-count="9" meta:paragraph-count="827" meta:word-count="2303" meta:character-count="17760" meta:non-whitespace-character-count="12139"/>
    <meta:generator>LibreOffice/4.2.8.2$Linux_X86_64 LibreOffice_project/420m0$Build-2</meta:generator>
  </office:meta>
</office:document-meta>
</file>